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signal</text:p>
          </table:table-cell>
        </table:table-row>
        <table:table-row table:style-name="ro1">
          <table:table-cell office:value-type="string" calcext:value-type="string">
            <text:p>2016-06-01 20:00:00+00:00</text:p>
          </table:table-cell>
          <table:table-cell office:value-type="float" office:value="52.8499984741211" calcext:value-type="float">
            <text:p>52.85</text:p>
          </table:table-cell>
          <table:table-cell office:value-type="float" office:value="52.9500007629395" calcext:value-type="float">
            <text:p>52.95</text:p>
          </table:table-cell>
          <table:table-cell office:value-type="float" office:value="52.439998626709" calcext:value-type="float">
            <text:p>52.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 20:00:00+00:00</text:p>
          </table:table-cell>
          <table:table-cell office:value-type="float" office:value="52.4799995422363" calcext:value-type="float">
            <text:p>52.48</text:p>
          </table:table-cell>
          <table:table-cell office:value-type="float" office:value="52.7400016784668" calcext:value-type="float">
            <text:p>52.74</text:p>
          </table:table-cell>
          <table:table-cell office:value-type="float" office:value="51.8349990844727" calcext:value-type="float">
            <text:p>51.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3 20:00:00+00:00</text:p>
          </table:table-cell>
          <table:table-cell office:value-type="float" office:value="51.7900009155273" calcext:value-type="float">
            <text:p>51.79</text:p>
          </table:table-cell>
          <table:table-cell office:value-type="float" office:value="52.4199981689453" calcext:value-type="float">
            <text:p>52.42</text:p>
          </table:table-cell>
          <table:table-cell office:value-type="float" office:value="51.5999984741211" calcext:value-type="float">
            <text:p>51.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6 20:00:00+00:00</text:p>
          </table:table-cell>
          <table:table-cell office:value-type="float" office:value="52.1300010681152" calcext:value-type="float">
            <text:p>52.13</text:p>
          </table:table-cell>
          <table:table-cell office:value-type="float" office:value="52.3499984741211" calcext:value-type="float">
            <text:p>52.35</text:p>
          </table:table-cell>
          <table:table-cell office:value-type="float" office:value="51.8899993896484" calcext:value-type="float">
            <text:p>51.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7 20:00:00+00:00</text:p>
          </table:table-cell>
          <table:table-cell office:value-type="float" office:value="52.0999984741211" calcext:value-type="float">
            <text:p>52.10</text:p>
          </table:table-cell>
          <table:table-cell office:value-type="float" office:value="52.7299995422363" calcext:value-type="float">
            <text:p>52.73</text:p>
          </table:table-cell>
          <table:table-cell office:value-type="float" office:value="52.0999984741211" calcext:value-type="float">
            <text:p>52.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8 20:00:00+00:00</text:p>
          </table:table-cell>
          <table:table-cell office:value-type="float" office:value="52.0400009155273" calcext:value-type="float">
            <text:p>52.04</text:p>
          </table:table-cell>
          <table:table-cell office:value-type="float" office:value="52.439998626709" calcext:value-type="float">
            <text:p>52.44</text:p>
          </table:table-cell>
          <table:table-cell office:value-type="float" office:value="51.8699989318848" calcext:value-type="float">
            <text:p>51.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9 20:00:00+00:00</text:p>
          </table:table-cell>
          <table:table-cell office:value-type="float" office:value="51.6199989318848" calcext:value-type="float">
            <text:p>51.62</text:p>
          </table:table-cell>
          <table:table-cell office:value-type="float" office:value="52" calcext:value-type="float">
            <text:p>52.00</text:p>
          </table:table-cell>
          <table:table-cell office:value-type="float" office:value="51.4900016784668" calcext:value-type="float">
            <text:p>51.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0 20:00:00+00:00</text:p>
          </table:table-cell>
          <table:table-cell office:value-type="float" office:value="51.4799995422363" calcext:value-type="float">
            <text:p>51.48</text:p>
          </table:table-cell>
          <table:table-cell office:value-type="float" office:value="52.0499992370606" calcext:value-type="float">
            <text:p>52.05</text:p>
          </table:table-cell>
          <table:table-cell office:value-type="float" office:value="51.0400009155273" calcext:value-type="float">
            <text:p>51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3 20:00:00+00:00</text:p>
          </table:table-cell>
          <table:table-cell office:value-type="float" office:value="50.1399993896484" calcext:value-type="float">
            <text:p>50.14</text:p>
          </table:table-cell>
          <table:table-cell office:value-type="float" office:value="50.7150001525879" calcext:value-type="float">
            <text:p>50.72</text:p>
          </table:table-cell>
          <table:table-cell office:value-type="float" office:value="49.060001373291" calcext:value-type="float">
            <text:p>49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4 20:00:00+00:00</text:p>
          </table:table-cell>
          <table:table-cell office:value-type="float" office:value="49.8300018310547" calcext:value-type="float">
            <text:p>49.83</text:p>
          </table:table-cell>
          <table:table-cell office:value-type="float" office:value="50.0999984741211" calcext:value-type="float">
            <text:p>50.10</text:p>
          </table:table-cell>
          <table:table-cell office:value-type="float" office:value="49.5699996948242" calcext:value-type="float">
            <text:p>49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5 20:00:00+00:00</text:p>
          </table:table-cell>
          <table:table-cell office:value-type="float" office:value="49.689998626709" calcext:value-type="float">
            <text:p>49.69</text:p>
          </table:table-cell>
          <table:table-cell office:value-type="float" office:value="50.1199989318848" calcext:value-type="float">
            <text:p>50.12</text:p>
          </table:table-cell>
          <table:table-cell office:value-type="float" office:value="49.689998626709" calcext:value-type="float">
            <text:p>49.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6 20:00:00+00:00</text:p>
          </table:table-cell>
          <table:table-cell office:value-type="float" office:value="50.3899993896484" calcext:value-type="float">
            <text:p>50.39</text:p>
          </table:table-cell>
          <table:table-cell office:value-type="float" office:value="50.4700012207031" calcext:value-type="float">
            <text:p>50.47</text:p>
          </table:table-cell>
          <table:table-cell office:value-type="float" office:value="49.5068016052246" calcext:value-type="float">
            <text:p>49.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7 20:00:00+00:00</text:p>
          </table:table-cell>
          <table:table-cell office:value-type="float" office:value="50.1300010681152" calcext:value-type="float">
            <text:p>50.13</text:p>
          </table:table-cell>
          <table:table-cell office:value-type="float" office:value="50.4300003051758" calcext:value-type="float">
            <text:p>50.43</text:p>
          </table:table-cell>
          <table:table-cell office:value-type="float" office:value="49.8199996948242" calcext:value-type="float">
            <text:p>49.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0 20:00:00+00:00</text:p>
          </table:table-cell>
          <table:table-cell office:value-type="float" office:value="50.0699996948242" calcext:value-type="float">
            <text:p>50.07</text:p>
          </table:table-cell>
          <table:table-cell office:value-type="float" office:value="50.8300018310547" calcext:value-type="float">
            <text:p>50.83</text:p>
          </table:table-cell>
          <table:table-cell office:value-type="float" office:value="50.0299987792969" calcext:value-type="float">
            <text:p>5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1 20:00:00+00:00</text:p>
          </table:table-cell>
          <table:table-cell office:value-type="float" office:value="51.189998626709" calcext:value-type="float">
            <text:p>51.19</text:p>
          </table:table-cell>
          <table:table-cell office:value-type="float" office:value="51.4300003051758" calcext:value-type="float">
            <text:p>51.43</text:p>
          </table:table-cell>
          <table:table-cell office:value-type="float" office:value="50.1599998474121" calcext:value-type="float">
            <text:p>50.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2 20:00:00+00:00</text:p>
          </table:table-cell>
          <table:table-cell office:value-type="float" office:value="50.9900016784668" calcext:value-type="float">
            <text:p>50.99</text:p>
          </table:table-cell>
          <table:table-cell office:value-type="float" office:value="51.4599990844727" calcext:value-type="float">
            <text:p>51.46</text:p>
          </table:table-cell>
          <table:table-cell office:value-type="float" office:value="50.9524993896484" calcext:value-type="float">
            <text:p>50.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3 20:00:00+00:00</text:p>
          </table:table-cell>
          <table:table-cell office:value-type="float" office:value="51.9099998474121" calcext:value-type="float">
            <text:p>51.91</text:p>
          </table:table-cell>
          <table:table-cell office:value-type="float" office:value="65.060001373291" calcext:value-type="float">
            <text:p>65.06</text:p>
          </table:table-cell>
          <table:table-cell office:value-type="float" office:value="51.1500015258789" calcext:value-type="float">
            <text:p>51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6-24 20:00:00+00:00</text:p>
          </table:table-cell>
          <table:table-cell office:value-type="float" office:value="49.8300018310547" calcext:value-type="float">
            <text:p>49.83</text:p>
          </table:table-cell>
          <table:table-cell office:value-type="float" office:value="50.939998626709" calcext:value-type="float">
            <text:p>50.94</text:p>
          </table:table-cell>
          <table:table-cell office:value-type="float" office:value="49.5200004577637" calcext:value-type="float">
            <text:p>49.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7 20:00:00+00:00</text:p>
          </table:table-cell>
          <table:table-cell office:value-type="float" office:value="48.4300003051758" calcext:value-type="float">
            <text:p>48.43</text:p>
          </table:table-cell>
          <table:table-cell office:value-type="float" office:value="49.146598815918" calcext:value-type="float">
            <text:p>49.15</text:p>
          </table:table-cell>
          <table:table-cell office:value-type="float" office:value="48.0349998474121" calcext:value-type="float">
            <text:p>48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8 20:00:00+00:00</text:p>
          </table:table-cell>
          <table:table-cell office:value-type="float" office:value="49.439998626709" calcext:value-type="float">
            <text:p>49.44</text:p>
          </table:table-cell>
          <table:table-cell office:value-type="float" office:value="49.4700012207031" calcext:value-type="float">
            <text:p>49.47</text:p>
          </table:table-cell>
          <table:table-cell office:value-type="float" office:value="48.6699981689453" calcext:value-type="float">
            <text:p>48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9 20:00:00+00:00</text:p>
          </table:table-cell>
          <table:table-cell office:value-type="float" office:value="50.5400009155273" calcext:value-type="float">
            <text:p>50.54</text:p>
          </table:table-cell>
          <table:table-cell office:value-type="float" office:value="50.7200012207031" calcext:value-type="float">
            <text:p>50.72</text:p>
          </table:table-cell>
          <table:table-cell office:value-type="float" office:value="49.7999992370606" calcext:value-type="float">
            <text:p>49.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30 20:00:00+00:00</text:p>
          </table:table-cell>
          <table:table-cell office:value-type="float" office:value="51.1699981689453" calcext:value-type="float">
            <text:p>51.17</text:p>
          </table:table-cell>
          <table:table-cell office:value-type="float" office:value="51.2999992370605" calcext:value-type="float">
            <text:p>51.30</text:p>
          </table:table-cell>
          <table:table-cell office:value-type="float" office:value="50.5" calcext:value-type="float">
            <text:p>50.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1 20:00:00+00:00</text:p>
          </table:table-cell>
          <table:table-cell office:value-type="float" office:value="51.1599998474121" calcext:value-type="float">
            <text:p>51.16</text:p>
          </table:table-cell>
          <table:table-cell office:value-type="float" office:value="51.7200012207031" calcext:value-type="float">
            <text:p>51.72</text:p>
          </table:table-cell>
          <table:table-cell office:value-type="float" office:value="51.0699996948242" calcext:value-type="float">
            <text:p>51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5 20:00:00+00:00</text:p>
          </table:table-cell>
          <table:table-cell office:value-type="float" office:value="51.1699981689453" calcext:value-type="float">
            <text:p>51.17</text:p>
          </table:table-cell>
          <table:table-cell office:value-type="float" office:value="51.2799987792969" calcext:value-type="float">
            <text:p>51.28</text:p>
          </table:table-cell>
          <table:table-cell office:value-type="float" office:value="50.7400016784668" calcext:value-type="float">
            <text:p>50.7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6 20:00:00+00:00</text:p>
          </table:table-cell>
          <table:table-cell office:value-type="float" office:value="51.3800010681152" calcext:value-type="float">
            <text:p>51.38</text:p>
          </table:table-cell>
          <table:table-cell office:value-type="float" office:value="51.5400009155273" calcext:value-type="float">
            <text:p>51.54</text:p>
          </table:table-cell>
          <table:table-cell office:value-type="float" office:value="50.3899993896484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7 20:00:00+00:00</text:p>
          </table:table-cell>
          <table:table-cell office:value-type="float" office:value="51.3800010681152" calcext:value-type="float">
            <text:p>51.38</text:p>
          </table:table-cell>
          <table:table-cell office:value-type="float" office:value="51.6100006103516" calcext:value-type="float">
            <text:p>51.61</text:p>
          </table:table-cell>
          <table:table-cell office:value-type="float" office:value="51.0699996948242" calcext:value-type="float">
            <text:p>51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8 20:00:00+00:00</text:p>
          </table:table-cell>
          <table:table-cell office:value-type="float" office:value="52.2999992370606" calcext:value-type="float">
            <text:p>52.30</text:p>
          </table:table-cell>
          <table:table-cell office:value-type="float" office:value="52.3600006103516" calcext:value-type="float">
            <text:p>52.36</text:p>
          </table:table-cell>
          <table:table-cell office:value-type="float" office:value="43.05" calcext:value-type="float">
            <text:p>43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7-11 20:00:00+00:00</text:p>
          </table:table-cell>
          <table:table-cell office:value-type="float" office:value="52.5900001525879" calcext:value-type="float">
            <text:p>52.59</text:p>
          </table:table-cell>
          <table:table-cell office:value-type="float" office:value="52.8300018310547" calcext:value-type="float">
            <text:p>52.83</text:p>
          </table:table-cell>
          <table:table-cell office:value-type="float" office:value="52.4700012207031" calcext:value-type="float">
            <text:p>52.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 20:00:00+00:00</text:p>
          </table:table-cell>
          <table:table-cell office:value-type="float" office:value="53.2099990844727" calcext:value-type="float">
            <text:p>53.21</text:p>
          </table:table-cell>
          <table:table-cell office:value-type="float" office:value="53.4000015258789" calcext:value-type="float">
            <text:p>53.40</text:p>
          </table:table-cell>
          <table:table-cell office:value-type="float" office:value="52.7849998474121" calcext:value-type="float">
            <text:p>52.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13 20:00:00+00:00</text:p>
          </table:table-cell>
          <table:table-cell office:value-type="float" office:value="53.5099983215332" calcext:value-type="float">
            <text:p>53.51</text:p>
          </table:table-cell>
          <table:table-cell office:value-type="float" office:value="53.8600006103516" calcext:value-type="float">
            <text:p>53.86</text:p>
          </table:table-cell>
          <table:table-cell office:value-type="float" office:value="53.1800003051758" calcext:value-type="float">
            <text:p>53.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 20:00:00+00:00</text:p>
          </table:table-cell>
          <table:table-cell office:value-type="float" office:value="53.7400016784668" calcext:value-type="float">
            <text:p>53.74</text:p>
          </table:table-cell>
          <table:table-cell office:value-type="float" office:value="53.9900016784668" calcext:value-type="float">
            <text:p>53.99</text:p>
          </table:table-cell>
          <table:table-cell office:value-type="float" office:value="53.5800018310547" calcext:value-type="float">
            <text:p>53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5 20:00:00+00:00</text:p>
          </table:table-cell>
          <table:table-cell office:value-type="float" office:value="53.7000007629395" calcext:value-type="float">
            <text:p>53.70</text:p>
          </table:table-cell>
          <table:table-cell office:value-type="float" office:value="54" calcext:value-type="float">
            <text:p>54.00</text:p>
          </table:table-cell>
          <table:table-cell office:value-type="float" office:value="53.2099990844727" calcext:value-type="float">
            <text:p>53.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8 20:00:00+00:00</text:p>
          </table:table-cell>
          <table:table-cell office:value-type="float" office:value="53.9599990844727" calcext:value-type="float">
            <text:p>53.96</text:p>
          </table:table-cell>
          <table:table-cell office:value-type="float" office:value="54.3400001525879" calcext:value-type="float">
            <text:p>54.34</text:p>
          </table:table-cell>
          <table:table-cell office:value-type="float" office:value="53.5499992370606" calcext:value-type="float">
            <text:p>53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9 20:00:00+00:00</text:p>
          </table:table-cell>
          <table:table-cell office:value-type="float" office:value="53.0900001525879" calcext:value-type="float">
            <text:p>53.09</text:p>
          </table:table-cell>
          <table:table-cell office:value-type="float" office:value="53.9000015258789" calcext:value-type="float">
            <text:p>53.90</text:p>
          </table:table-cell>
          <table:table-cell office:value-type="float" office:value="52.9300003051758" calcext:value-type="float">
            <text:p>52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0 20:00:00+00:00</text:p>
          </table:table-cell>
          <table:table-cell office:value-type="float" office:value="55.9099998474121" calcext:value-type="float">
            <text:p>55.91</text:p>
          </table:table-cell>
          <table:table-cell office:value-type="float" office:value="66.8400001525879" calcext:value-type="float">
            <text:p>66.84</text:p>
          </table:table-cell>
          <table:table-cell office:value-type="float" office:value="55.5299987792969" calcext:value-type="float">
            <text:p>55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6-07-21 20:00:00+00:00</text:p>
          </table:table-cell>
          <table:table-cell office:value-type="float" office:value="55.7999992370606" calcext:value-type="float">
            <text:p>55.80</text:p>
          </table:table-cell>
          <table:table-cell office:value-type="float" office:value="56.2299995422363" calcext:value-type="float">
            <text:p>56.23</text:p>
          </table:table-cell>
          <table:table-cell office:value-type="float" office:value="55.7599983215332" calcext:value-type="float">
            <text:p>55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2 20:00:00+00:00</text:p>
          </table:table-cell>
          <table:table-cell office:value-type="float" office:value="56.5699996948242" calcext:value-type="float">
            <text:p>56.57</text:p>
          </table:table-cell>
          <table:table-cell office:value-type="float" office:value="56.627498626709" calcext:value-type="float">
            <text:p>56.63</text:p>
          </table:table-cell>
          <table:table-cell office:value-type="float" office:value="55.7799987792969" calcext:value-type="float">
            <text:p>55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5 20:00:00+00:00</text:p>
          </table:table-cell>
          <table:table-cell office:value-type="float" office:value="56.7299995422363" calcext:value-type="float">
            <text:p>56.73</text:p>
          </table:table-cell>
          <table:table-cell office:value-type="float" office:value="56.7400016784668" calcext:value-type="float">
            <text:p>56.74</text:p>
          </table:table-cell>
          <table:table-cell office:value-type="float" office:value="56.2550010681152" calcext:value-type="float">
            <text:p>56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6 20:00:00+00:00</text:p>
          </table:table-cell>
          <table:table-cell office:value-type="float" office:value="56.7599983215332" calcext:value-type="float">
            <text:p>56.76</text:p>
          </table:table-cell>
          <table:table-cell office:value-type="float" office:value="57.2900009155273" calcext:value-type="float">
            <text:p>57.29</text:p>
          </table:table-cell>
          <table:table-cell office:value-type="float" office:value="56.5099983215332" calcext:value-type="float">
            <text:p>56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7 20:00:00+00:00</text:p>
          </table:table-cell>
          <table:table-cell office:value-type="float" office:value="56.189998626709" calcext:value-type="float">
            <text:p>56.19</text:p>
          </table:table-cell>
          <table:table-cell office:value-type="float" office:value="56.7999992370605" calcext:value-type="float">
            <text:p>56.80</text:p>
          </table:table-cell>
          <table:table-cell office:value-type="float" office:value="56.1100006103516" calcext:value-type="float">
            <text:p>56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8 20:00:00+00:00</text:p>
          </table:table-cell>
          <table:table-cell office:value-type="float" office:value="56.2099990844727" calcext:value-type="float">
            <text:p>56.21</text:p>
          </table:table-cell>
          <table:table-cell office:value-type="float" office:value="56.3699989318848" calcext:value-type="float">
            <text:p>56.37</text:p>
          </table:table-cell>
          <table:table-cell office:value-type="float" office:value="55.7200012207031" calcext:value-type="float">
            <text:p>55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9 20:00:00+00:00</text:p>
          </table:table-cell>
          <table:table-cell office:value-type="float" office:value="56.6800003051758" calcext:value-type="float">
            <text:p>56.68</text:p>
          </table:table-cell>
          <table:table-cell office:value-type="float" office:value="56.7599983215332" calcext:value-type="float">
            <text:p>56.76</text:p>
          </table:table-cell>
          <table:table-cell office:value-type="float" office:value="56.0499992370606" calcext:value-type="float">
            <text:p>56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2:14:16.142107549</meta:creation-date>
    <dc:date>2018-07-09T22:33:26.250087263</dc:date>
    <meta:editing-duration>PT19M5S</meta:editing-duration>
    <meta:editing-cycles>10</meta:editing-cycles>
    <meta:generator>LibreOffice/6.0.4.2$Linux_X86_64 LibreOffice_project/00m0$Build-2</meta:generator>
    <meta:document-statistic meta:table-count="1" meta:cell-count="344" meta:object-count="0"/>
  </office:meta>
</office:document-meta>
</file>